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Monitor.forceShortIdlePeriod( long idlePeri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Monitor.b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teralCacheMonitor.LateralCacheMonitor( ILateralCach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Monitor.run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">
            <text:p text:style-name="Table_20_Contents">5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teralCacheMonitor.setIdlePeriod( long idlePeri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CacheMonitor.notify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